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874in" fo:text-indent="0in" style:auto-text-indent="false"/>
      <style:text-properties fo:color="#000000" loext:opacity="100%" style:font-name="Droid Sans Mono" fo:font-size="9.75pt" fo:font-weight="normal" fo:background-color="#fffffe"/>
    </style:style>
    <style:style style:name="P2" style:family="paragraph" style:parent-style-name="Standard">
      <style:paragraph-properties style:line-height-at-least="0.1874in"/>
    </style:style>
    <style:style style:name="P3" style:family="paragraph" style:parent-style-name="Standard">
      <style:paragraph-properties fo:margin-left="0in" fo:margin-right="0in" style:line-height-at-least="0.1874in" fo:text-indent="0in" style:auto-text-indent="false"/>
      <style:text-properties fo:color="#cd3131" loext:opacity="100%" fo:background-color="#fffffe"/>
    </style:style>
    <style:style style:name="T1" style:family="text">
      <style:text-properties fo:color="#0000ff" loext:opacity="100%"/>
    </style:style>
    <style:style style:name="T2" style:family="text">
      <style:text-properties fo:color="#008080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09865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 <text:span text:style-name="T1">from</text:span> <text:span text:style-name="T3">'react'</text:span>;</text:p>
      <text:p text:style-name="P1"><text:span text:style-name="T1">import</text:span> { <text:span text:style-name="T2">Link</text:span> } <text:span text:style-name="T1">from</text:span> <text:span text:style-name="T3">'react-router-dom'</text:span>;</text:p>
      <text:p text:style-name="P1"><text:span text:style-name="T1">import</text:span> { createPageUrl } <text:span text:style-name="T1">from</text:span> <text:span text:style-name="T3">'@/utils'</text:span>;</text:p>
      <text:p text:style-name="P1"><text:span text:style-name="T1">import</text:span> { <text:span text:style-name="T2">FileText</text:span>, <text:span text:style-name="T2">Scale</text:span>, <text:span text:style-name="T2">Heart</text:span> } <text:span text:style-name="T1">from</text:span> <text:span text:style-name="T3">'lucide-react'</text:span>;</text:p>
      <text:p text:style-name="P1"><text:span text:style-name="T1">import</text:span> { motion } <text:span text:style-name="T1">from</text:span> <text:span text:style-name="T3">'framer-motion'</text:span>;</text:p>
      <text:p text:style-name="P2"/>
      <text:p text:style-name="P1"><text:span text:style-name="T1">export</text:span> <text:span text:style-name="T1">default</text:span> <text:span text:style-name="T1">function</text:span> <text:span text:style-name="T2">Home</text:span>() {</text:p>
      <text:p text:style-name="P1"><text:span text:style-name="T1">const</text:span> buttons = [</text:p>
      <text:p text:style-name="P1">{</text:p>
      <text:p text:style-name="P1">title: <text:span text:style-name="T3">"The copy+paste Script Tool"</text:span>,</text:p>
      <text:p text:style-name="P1">icon: <text:span text:style-name="T2">FileText</text:span>,</text:p>
      <text:p text:style-name="P1">page: <text:span text:style-name="T3">"Script"</text:span>,</text:p>
      <text:p text:style-name="P1">description: <text:span text:style-name="T3">"Paste, store, and copy your scripts"</text:span>,</text:p>
      <text:p text:style-name="P1">gradient: <text:span text:style-name="T3">"from-blue-500 to-cyan-500"</text:span></text:p>
      <text:p text:style-name="P1">},</text:p>
      <text:p text:style-name="P1">{</text:p>
      <text:p text:style-name="P1">title: <text:span text:style-name="T3">"Copyrights"</text:span>,</text:p>
      <text:p text:style-name="P1">icon: <text:span text:style-name="T2">Scale</text:span>,</text:p>
      <text:p text:style-name="P1">page: <text:span text:style-name="T3">"Copyrights"</text:span>,</text:p>
      <text:p text:style-name="P1">description: <text:span text:style-name="T3">"Legal stuff &amp; usage info"</text:span>,</text:p>
      <text:p text:style-name="P1">gradient: <text:span text:style-name="T3">"from-purple-500 to-pink-500"</text:span></text:p>
      <text:p text:style-name="P1">},</text:p>
      <text:p text:style-name="P1">{</text:p>
      <text:p text:style-name="P1">title: <text:span text:style-name="T3">"Credits"</text:span>,</text:p>
      <text:p text:style-name="P1">icon: <text:span text:style-name="T2">Heart</text:span>,</text:p>
      <text:p text:style-name="P1">page: <text:span text:style-name="T3">"Credits"</text:span>,</text:p>
      <text:p text:style-name="P1">description: <text:span text:style-name="T3">"The people behind this"</text:span>,</text:p>
      <text:p text:style-name="P1">gradient: <text:span text:style-name="T3">"from-orange-500 to-red-500"</text:span></text:p>
      <text:p text:style-name="P1">}</text:p>
      <text:p text:style-name="P1">];</text:p>
      <text:p text:style-name="P2"/>
      <text:p text:style-name="P1"><text:span text:style-name="T1">return</text:span> (</text:p>
      <text:p text:style-name="P1">&lt;div className=<text:span text:style-name="T3">"min-h-screen bg-gradient-to-br from-slate-900 via-purple-900 to-slate-900 flex flex-col items-center justify-center p-6 relative overflow-hidden"</text:span>&gt;</text:p>
      <text:p text:style-name="P1">{<text:span text:style-name="T4">/* Animated background blobs */</text:span>}</text:p>
      <text:p text:style-name="P1">&lt;div className=<text:span text:style-name="T3">"absolute inset-0 overflow-hidden pointer-events-none"</text:span>&gt;</text:p>
      <text:p text:style-name="P1">&lt;motion.div </text:p>
      <text:p text:style-name="P1">animate={{ </text:p>
      <text:p text:style-name="P1">scale: [<text:span text:style-name="T5">1</text:span>, <text:span text:style-name="T5">1.2</text:span>, <text:span text:style-name="T5">1</text:span>],</text:p>
      <text:p text:style-name="P1">x: [<text:span text:style-name="T5">0</text:span>, <text:span text:style-name="T5">50</text:span>, <text:span text:style-name="T5">0</text:span>],</text:p>
      <text:p text:style-name="P1">y: [<text:span text:style-name="T5">0</text:span>, <text:span text:style-name="T5">30</text:span>, <text:span text:style-name="T5">0</text:span>]</text:p>
      <text:p text:style-name="P1">}}</text:p>
      <text:p text:style-name="P1">transition={{ duration: <text:span text:style-name="T5">20</text:span>, repeat: <text:span text:style-name="T2">Infinity</text:span> }}</text:p>
      <text:p text:style-name="P1">className=<text:span text:style-name="T3">"absolute top-20 left-20 w-96 h-96 bg-blue-500/30 rounded-full blur-3xl"</text:span></text:p>
      <text:p text:style-name="P1">/&gt;</text:p>
      <text:p text:style-name="P1">&lt;motion.div </text:p>
      <text:p text:style-name="P1">animate={{ </text:p>
      <text:p text:style-name="P1">scale: [<text:span text:style-name="T5">1</text:span>, <text:span text:style-name="T5">1.3</text:span>, <text:span text:style-name="T5">1</text:span>],</text:p>
      <text:p text:style-name="P1">x: [<text:span text:style-name="T5">0</text:span>, -<text:span text:style-name="T5">30</text:span>, <text:span text:style-name="T5">0</text:span>],</text:p>
      <text:p text:style-name="P1">y: [<text:span text:style-name="T5">0</text:span>, <text:span text:style-name="T5">50</text:span>, <text:span text:style-name="T5">0</text:span>]</text:p>
      <text:p text:style-name="P1"><text:soft-page-break/>}}</text:p>
      <text:p text:style-name="P1">transition={{ duration: <text:span text:style-name="T5">15</text:span>, repeat: <text:span text:style-name="T2">Infinity</text:span> }}</text:p>
      <text:p text:style-name="P1">className=<text:span text:style-name="T3">"absolute bottom-20 right-20 w-96 h-96 bg-purple-500/30 rounded-full blur-3xl"</text:span></text:p>
      <text:p text:style-name="P1">/&gt;</text:p>
      <text:p text:style-name="P1">&lt;motion.div </text:p>
      <text:p text:style-name="P1">animate={{ </text:p>
      <text:p text:style-name="P1">scale: [<text:span text:style-name="T5">1</text:span>, <text:span text:style-name="T5">1.1</text:span>, <text:span text:style-name="T5">1</text:span>],</text:p>
      <text:p text:style-name="P1">x: [<text:span text:style-name="T5">0</text:span>, <text:span text:style-name="T5">40</text:span>, <text:span text:style-name="T5">0</text:span>],</text:p>
      <text:p text:style-name="P1">y: [<text:span text:style-name="T5">0</text:span>, -<text:span text:style-name="T5">40</text:span>, <text:span text:style-name="T5">0</text:span>]</text:p>
      <text:p text:style-name="P1">}}</text:p>
      <text:p text:style-name="P1">transition={{ duration: <text:span text:style-name="T5">18</text:span>, repeat: <text:span text:style-name="T2">Infinity</text:span> }}</text:p>
      <text:p text:style-name="P1">className=<text:span text:style-name="T3">"absolute top-1/2 left-1/2 w-96 h-96 bg-pink-500/20 rounded-full blur-3xl"</text:span></text:p>
      <text:p text:style-name="P1">/&gt;</text:p>
      <text:p text:style-name="P1">&lt;/div&gt;</text:p>
      <text:p text:style-name="P2"/>
      <text:p text:style-name="P1">&lt;motion.div </text:p>
      <text:p text:style-name="P1">initial={{ opacity: <text:span text:style-name="T5">0</text:span>, y: -<text:span text:style-name="T5">30</text:span> }}</text:p>
      <text:p text:style-name="P1">animate={{ opacity: <text:span text:style-name="T5">1</text:span>, y: <text:span text:style-name="T5">0</text:span> }}</text:p>
      <text:p text:style-name="P1">transition={{ duration: <text:span text:style-name="T5">0.6</text:span> }}</text:p>
      <text:p text:style-name="P1">className=<text:span text:style-name="T3">"text-center mb-12 relative z-10"</text:span></text:p>
      <text:p text:style-name="P1">&gt;</text:p>
      <text:p text:style-name="P1">&lt;div className=<text:span text:style-name="T3">"flex items-center justify-center gap-3 mb-4"</text:span>&gt;</text:p>
      <text:p text:style-name="P1">&lt;motion.div</text:p>
      <text:p text:style-name="P1">animate={{ rotate: [<text:span text:style-name="T5">0</text:span>, <text:span text:style-name="T5">10</text:span>, -<text:span text:style-name="T5">10</text:span>, <text:span text:style-name="T5">0</text:span>] }}</text:p>
      <text:p text:style-name="P1">transition={{ duration: <text:span text:style-name="T5">2</text:span>, repeat: <text:span text:style-name="T2">Infinity</text:span> }}</text:p>
      <text:p text:style-name="P1">className=<text:span text:style-name="T3">"text-5xl"</text:span></text:p>
      <text:p text:style-name="P1">&gt;</text:p>
      <text:p text:style-name="P3">📝</text:p>
      <text:p text:style-name="P1">&lt;/motion.div&gt;</text:p>
      <text:p text:style-name="P1">&lt;h1 className=<text:span text:style-name="T3">"text-6xl md:text-8xl font-black text-white tracking-tight drop-shadow-2xl"</text:span>&gt;</text:p>
      <text:p text:style-name="P1">open&lt;span className=<text:span text:style-name="T3">"bg-gradient-to-r from-blue-400 via-purple-400 to-pink-400 text-transparent bg-clip-text"</text:span>&gt;<text:span text:style-name="T2">Script</text:span>&lt;/span&gt;</text:p>
      <text:p text:style-name="P1">&lt;/h1&gt;</text:p>
      <text:p text:style-name="P1">&lt;/div&gt;</text:p>
      <text:p text:style-name="P1">&lt;p className=<text:span text:style-name="T3">"text-white/70 text-lg md:text-xl font-medium"</text:span>&gt;</text:p>
      <text:p text:style-name="P1"><text:span text:style-name="T2">Your</text:span> go-to copy+paste tool <text:span text:style-name="T1">for</text:span> scripts and text</text:p>
      <text:p text:style-name="P1">&lt;/p&gt;</text:p>
      <text:p text:style-name="P1">&lt;/motion.div&gt;</text:p>
      <text:p text:style-name="P2"/>
      <text:p text:style-name="P1">&lt;div className=<text:span text:style-name="T3">"flex flex-col gap-4 w-full max-w-md relative z-10"</text:span>&gt;</text:p>
      <text:p text:style-name="P1">{buttons.map((btn, index) =&gt; (</text:p>
      <text:p text:style-name="P1">&lt;motion.div</text:p>
      <text:p text:style-name="P1">key={btn.page}</text:p>
      <text:p text:style-name="P1">initial={{ opacity: <text:span text:style-name="T5">0</text:span>, y: <text:span text:style-name="T5">30</text:span> }}</text:p>
      <text:p text:style-name="P1">animate={{ opacity: <text:span text:style-name="T5">1</text:span>, y: <text:span text:style-name="T5">0</text:span> }}</text:p>
      <text:p text:style-name="P1">transition={{ duration: <text:span text:style-name="T5">0.5</text:span>, delay: <text:span text:style-name="T5">0.2</text:span> + index * <text:span text:style-name="T5">0.1</text:span> }}</text:p>
      <text:p text:style-name="P1">&gt;</text:p>
      <text:p text:style-name="P1">&lt;<text:span text:style-name="T2">Link</text:span> to={createPageUrl(btn.page)}&gt;</text:p>
      <text:p text:style-name="P1">&lt;motion.div </text:p>
      <text:p text:style-name="P1">whileHover={{ scale: <text:span text:style-name="T5">1.02</text:span>, y: -<text:span text:style-name="T5">4</text:span> }}</text:p>
      <text:p text:style-name="P1"><text:soft-page-break/>whileTap={{ scale: <text:span text:style-name="T5">0.98</text:span> }}</text:p>
      <text:p text:style-name="P1">className=<text:span text:style-name="T3">"group relative overflow-hidden bg-white/10 backdrop-blur-xl border border-white/20 rounded-3xl p-6 transition-all duration-300 hover:bg-white/15 hover:border-white/30 hover:shadow-2xl hover:shadow-purple-500/20"</text:span></text:p>
      <text:p text:style-name="P1">&gt;</text:p>
      <text:p text:style-name="P1">{<text:span text:style-name="T4">/* Gradient overlay on hover */</text:span>}</text:p>
      <text:p text:style-name="P1">&lt;div className={<text:span text:style-name="T3">`absolute inset-0 bg-gradient-to-r </text:span>${btn.gradient}<text:span text:style-name="T3"> opacity-0 group-hover:opacity-10 transition-opacity duration-300`</text:span>} /&gt;</text:p>
      <text:p text:style-name="P1">&lt;div className=<text:span text:style-name="T3">"flex items-center gap-4 relative z-10"</text:span>&gt;</text:p>
      <text:p text:style-name="P1">&lt;div className={<text:span text:style-name="T3">`w-14 h-14 bg-gradient-to-br </text:span>${btn.gradient}<text:span text:style-name="T3"> rounded-2xl flex items-center justify-center shadow-lg group-hover:scale-110 transition-transform duration-300`</text:span>}&gt;</text:p>
      <text:p text:style-name="P1">&lt;btn.icon className=<text:span text:style-name="T3">"w-7 h-7 text-white"</text:span> /&gt;</text:p>
      <text:p text:style-name="P1">&lt;/div&gt;</text:p>
      <text:p text:style-name="P1">&lt;div className=<text:span text:style-name="T3">"flex-1"</text:span>&gt;</text:p>
      <text:p text:style-name="P1">&lt;h2 className=<text:span text:style-name="T3">"font-bold text-white text-lg group-hover:text-white transition-colors mb-1"</text:span>&gt;</text:p>
      <text:p text:style-name="P1">{btn.title}</text:p>
      <text:p text:style-name="P1">&lt;/h2&gt;</text:p>
      <text:p text:style-name="P1">&lt;p className=<text:span text:style-name="T3">"text-white/60 text-sm"</text:span>&gt;{btn.description}&lt;/p&gt;</text:p>
      <text:p text:style-name="P1">&lt;/div&gt;</text:p>
      <text:p text:style-name="P1">&lt;motion.div</text:p>
      <text:p text:style-name="P1">className=<text:span text:style-name="T3">"text-white/40 text-2xl"</text:span></text:p>
      <text:p text:style-name="P1">animate={{ x: [<text:span text:style-name="T5">0</text:span>, <text:span text:style-name="T5">5</text:span>, <text:span text:style-name="T5">0</text:span>] }}</text:p>
      <text:p text:style-name="P1">transition={{ duration: <text:span text:style-name="T5">1.5</text:span>, repeat: <text:span text:style-name="T2">Infinity</text:span> }}</text:p>
      <text:p text:style-name="P1">&gt;</text:p>
      <text:p text:style-name="P3">›</text:p>
      <text:p text:style-name="P1">&lt;/motion.div&gt;</text:p>
      <text:p text:style-name="P1">&lt;/div&gt;</text:p>
      <text:p text:style-name="P1">&lt;/motion.div&gt;</text:p>
      <text:p text:style-name="P1">&lt;/<text:span text:style-name="T2">Link</text:span>&gt;</text:p>
      <text:p text:style-name="P1">&lt;/motion.div&gt;</text:p>
      <text:p text:style-name="P1">))}</text:p>
      <text:p text:style-name="P1">&lt;/div&gt;</text:p>
      <text:p text:style-name="P2"/>
      <text:p text:style-name="P1">&lt;motion.p </text:p>
      <text:p text:style-name="P1">initial={{ opacity: <text:span text:style-name="T5">0</text:span> }}</text:p>
      <text:p text:style-name="P1">animate={{ opacity: <text:span text:style-name="T5">1</text:span> }}</text:p>
      <text:p text:style-name="P1">transition={{ delay: <text:span text:style-name="T5">0.8</text:span> }}</text:p>
      <text:p text:style-name="P1">className=<text:span text:style-name="T3">"mt-12 text-white/30 text-sm relative z-10"</text:span></text:p>
      <text:p text:style-name="P1">&gt;</text:p>
      <text:p text:style-name="P1"><text:span text:style-name="T2">Store</text:span> and share your favorite scripts easily</text:p>
      <text:p text:style-name="P1">&lt;/motion.p&gt;</text:p>
      <text:p text:style-name="P1">&lt;/div&gt;</text:p>
      <text:p text:style-name="P1">);</text:p>
      <text:p text:style-name="P1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20:40:39.722779358</meta:creation-date>
    <dc:date>2025-12-29T20:42:48.024634126</dc:date>
    <meta:editing-duration>PT2M11S</meta:editing-duration>
    <meta:editing-cycles>1</meta:editing-cycles>
    <meta:document-statistic meta:table-count="0" meta:image-count="0" meta:object-count="0" meta:page-count="3" meta:paragraph-count="133" meta:word-count="463" meta:character-count="3842" meta:non-whitespace-character-count="3503"/>
    <meta:generator>LibreOffice/25.2.2.2$Linux_X86_64 LibreOffice_project/520$Build-2</meta:generator>
  </office:meta>
</office:document-meta>
</file>